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굴림" svg:font-family="굴림" style:font-family-generic="modern" style:font-pitch="fixed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1">
      <style:paragraph-properties fo:margin-top="0cm" fo:margin-bottom="0cm"/>
    </style:style>
    <style:style style:name="P7" style:family="paragraph" style:parent-style-name="Text_20_body" style:list-style-name="L2">
      <style:paragraph-properties fo:margin-top="0cm" fo:margin-bottom="0cm"/>
    </style:style>
    <style:style style:name="P8" style:family="paragraph" style:parent-style-name="Text_20_body" style:list-style-name="L3">
      <style:paragraph-properties fo:margin-top="0cm" fo:margin-bottom="0cm"/>
    </style:style>
    <style:style style:name="P9" style:family="paragraph" style:parent-style-name="Text_20_body" style:list-style-name="L4">
      <style:paragraph-properties fo:margin-top="0cm" fo:margin-bottom="0cm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troller 는 url에 객체를 맞춰 보내는 역할이고, service는 contoller에서 받은 객체로 db에 저장하거나 수정하거나 삭제하는 역할이고 repository는 db와 연동해서 원하는 값을 찾는거다. 내가 이해한게 맞아? </text:p>
      <text:h text:style-name="Heading_20_6" text:outline-level="6">ChatGPT의 말:</text:h>
      <text:p text:style-name="Text_20_body">ChatGPT</text:p>
      <text:p text:style-name="Text_20_body">네, 맞습니다! 당신의 이해는 전반적으로 정확합니다. 각 계층의 역할을 아주 잘 설명해주셨습니다. 다만, 조금 더 구체적으로 각 계층의 역할을 살펴보겠습니다.</text:p>
      <text:h text:style-name="Heading_20_3" text:outline-level="3">1. <text:span text:style-name="Strong_20_Emphasis">Controller</text:span></text:h>
      <text:list xml:id="list5083674610880830338" text:style-name="L1">
        <text:list-item>
          <text:p text:style-name="P6"><text:span text:style-name="Strong_20_Emphasis">역할</text:span>:</text:p>
          <text:list>
            <text:list-item>
              <text:p text:style-name="P6"><text:span text:style-name="Source_20_Text">Controller</text:span>는 사용자의 요청(HTTP 요청)을 처리하고, 그에 맞는 응답을 반환하는 역할을 합니다.</text:p>
            </text:list-item>
            <text:list-item>
              <text:p text:style-name="P6">URL 경로, 쿼리 매개변수, 폼 데이터 등을 받아서 서비스 계층으로 전달합니다.</text:p>
            </text:list-item>
            <text:list-item>
              <text:p text:style-name="P6">또한, 서비스 계층에서 처리된 결과를 기반으로 적절한 뷰(view)나 데이터를 사용자에게 반환합니다.</text:p>
            </text:list-item>
          </text:list>
        </text:list-item>
        <text:list-item>
          <text:p text:style-name="P6"><text:span text:style-name="Strong_20_Emphasis">예시</text:span>:</text:p>
          <text:list>
            <text:list-item>
              <text:p text:style-name="P6"><text:span text:style-name="Source_20_Text">/board/post/{postId}/comment</text:span> 같은 URL 경로에서 <text:span text:style-name="Source_20_Text">postId</text:span>와 같은 변수를 추출하고, 이를 기반으로 서비스 계층에 작업을 요청합니다.</text:p>
            </text:list-item>
            <text:list-item>
              <text:p text:style-name="P2">사용자로부터 받은 데이터를 검증하고, 필요한 경우 에러 처리도 합니다.</text:p>
            </text:list-item>
          </text:list>
        </text:list-item>
      </text:list>
      <text:h text:style-name="Heading_20_3" text:outline-level="3">2. <text:span text:style-name="Strong_20_Emphasis">Service</text:span></text:h>
      <text:list xml:id="list4752024947942263378" text:style-name="L2">
        <text:list-item>
          <text:p text:style-name="P7"><text:span text:style-name="Strong_20_Emphasis">역할</text:span>:</text:p>
          <text:list>
            <text:list-item>
              <text:p text:style-name="P7"><text:span text:style-name="Source_20_Text">Service</text:span>는 애플리케이션의 비즈니스 로직을 담당하는 계층입니다.</text:p>
            </text:list-item>
            <text:list-item>
              <text:p text:style-name="P7"><text:span text:style-name="Source_20_Text">Controller</text:span>에서 받은 데이터를 처리하고, 비즈니스 규칙에 따라 데이터를 생성, 수정, 삭제 등의 작업을 수행합니다.</text:p>
            </text:list-item>
            <text:list-item>
              <text:p text:style-name="P7">이 계층은 주로 <text:span text:style-name="Source_20_Text">Repository</text:span>와 상호작용하여 데이터베이스 작업을 수행하지만, 비즈니스 로직이 필요한 모든 경우에 사용됩니다.</text:p>
            </text:list-item>
          </text:list>
        </text:list-item>
        <text:list-item>
          <text:p text:style-name="P7"><text:span text:style-name="Strong_20_Emphasis">예시</text:span>:</text:p>
          <text:list>
            <text:list-item>
              <text:p text:style-name="P7">새로운 댓글을 추가하거나 기존 댓글을 수정하는 작업을 수행합니다.</text:p>
            </text:list-item>
            <text:list-item>
              <text:p text:style-name="P3">여러 <text:span text:style-name="Source_20_Text">Repository</text:span>를 조합하여 복잡한 비즈니스 로직을 처리할 수 있습니다.</text:p>
            </text:list-item>
          </text:list>
        </text:list-item>
      </text:list>
      <text:h text:style-name="Heading_20_3" text:outline-level="3">3. <text:span text:style-name="Strong_20_Emphasis">Repository</text:span></text:h>
      <text:list xml:id="list4292609997403657119" text:style-name="L3">
        <text:list-item>
          <text:p text:style-name="P8"><text:span text:style-name="Strong_20_Emphasis">역할</text:span>:</text:p>
          <text:list>
            <text:list-item>
              <text:p text:style-name="P8"><text:span text:style-name="Source_20_Text">Repository</text:span>는 데이터베이스와의 직접적인 상호작용을 담당합니다.</text:p>
            </text:list-item>
            <text:list-item>
              <text:p text:style-name="P8">JPA, Hibernate와 같은 ORM을 통해 데이터베이스와 연동되며, 데이터를 조회, 저장, 삭제하는 작업을 수행합니다.</text:p>
            </text:list-item>
            <text:list-item>
              <text:p text:style-name="P8">이 계층은 SQL 쿼리와 비슷한 역할을 하며, 데이터를 가져오거나 저장하는 데 사용됩니다.</text:p>
            </text:list-item>
          </text:list>
        </text:list-item>
        <text:list-item>
          <text:p text:style-name="P8"><text:span text:style-name="Strong_20_Emphasis">예시</text:span>:</text:p>
          <text:list>
            <text:list-item>
              <text:p text:style-name="P4">특정 <text:span text:style-name="Source_20_Text">commentId</text:span>에 해당하는 댓글을 데이터베이스에서 조회하거나, 새로운 댓글을 데이터베이스에 저장하는 작업을 수행합니다.</text:p>
            </text:list-item>
          </text:list>
        </text:list-item>
      </text:list>
      <text:h text:style-name="Heading_20_3" text:outline-level="3"><text:soft-page-break/>4. <text:span text:style-name="Strong_20_Emphasis">전체 흐름 요약</text:span></text:h>
      <text:list xml:id="list4952380595372533805" text:style-name="L4">
        <text:list-item>
          <text:p text:style-name="P5"><text:span text:style-name="Strong_20_Emphasis">사용자 요청</text:span>: 사용자가 웹 애플리케이션에서 특정 작업(예: 댓글 작성, 수정, 삭제)을 요청합니다.</text:p>
        </text:list-item>
        <text:list-item>
          <text:p text:style-name="P5"><text:span text:style-name="Strong_20_Emphasis">Controller 처리</text:span>:</text:p>
          <text:list>
            <text:list-item>
              <text:p text:style-name="P9"><text:span text:style-name="Source_20_Text">Controller</text:span>는 이 요청을 받아들여 URL에서 필요한 데이터를 추출하고, 이를 서비스 계층으로 전달합니다.</text:p>
            </text:list-item>
          </text:list>
        </text:list-item>
        <text:list-item>
          <text:p text:style-name="P5"><text:span text:style-name="Strong_20_Emphasis">Service 처리</text:span>:</text:p>
          <text:list>
            <text:list-item>
              <text:p text:style-name="P9"><text:span text:style-name="Source_20_Text">Service</text:span>는 <text:span text:style-name="Source_20_Text">Controller</text:span>로부터 받은 데이터를 기반으로 비즈니스 로직을 처리합니다.</text:p>
            </text:list-item>
            <text:list-item>
              <text:p text:style-name="P9">필요한 경우 <text:span text:style-name="Source_20_Text">Repository</text:span>를 통해 데이터베이스에 접근하여 데이터를 생성, 조회, 수정, 삭제합니다.</text:p>
            </text:list-item>
          </text:list>
        </text:list-item>
        <text:list-item>
          <text:p text:style-name="P5"><text:span text:style-name="Strong_20_Emphasis">Repository와의 상호작용</text:span>:</text:p>
          <text:list>
            <text:list-item>
              <text:p text:style-name="P9"><text:span text:style-name="Source_20_Text">Service</text:span>는 <text:span text:style-name="Source_20_Text">Repository</text:span>를 사용해 데이터베이스에서 데이터를 조회하거나 저장합니다.</text:p>
            </text:list-item>
          </text:list>
        </text:list-item>
        <text:list-item>
          <text:p text:style-name="P5"><text:span text:style-name="Strong_20_Emphasis">응답 반환</text:span>:</text:p>
          <text:list>
            <text:list-item>
              <text:p text:style-name="P5"><text:span text:style-name="Source_20_Text">Service</text:span>에서 처리된 결과를 <text:span text:style-name="Source_20_Text">Controller</text:span>로 반환하고, <text:span text:style-name="Source_20_Text">Controller</text:span>는 이를 사용자에게 응답으로 보냅니다(예: 뷰 페이지 렌더링 또는 JSON 데이터 반환).</text:p>
            </text:list-item>
          </text:list>
        </text:list-item>
      </text:list>
      <text:p text:style-name="Text_20_body">이 구조는 <text:span text:style-name="Strong_20_Emphasis">계층적 아키텍처</text:span>라고 불리며, 각각의 계층이 명확한 역할을 가지고 있어 유지보수와 확장에 유리합니다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굴림" svg:font-family="굴림" style:font-family-generic="modern" style:font-pitch="fixed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2pt" style:language-asian="ko" style:country-asian="KR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text-properties style:font-name="Times New Roman" fo:font-size="7pt" fo:font-weight="bold" style:font-name-asian="바탕1" style:font-size-asian="7pt" style:font-weight-asian="bold" style:font-name-complex="Arial1" style:font-size-complex="7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바탕1" style:font-size-asian="14pt" style:font-weight-asian="bold" style:font-name-complex="Arial1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굴림" style:font-name-complex="Courier New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8-28T18:50:51.11</meta:creation-date>
    <meta:document-statistic meta:table-count="0" meta:image-count="0" meta:object-count="0" meta:page-count="2" meta:paragraph-count="39" meta:word-count="1029" meta:character-count="1595"/>
    <dc:date>2024-08-28T18:51:05.76</dc:date>
    <meta:editing-duration>PT14S</meta:editing-duration>
    <meta:editing-cycles>1</meta:editing-cycles>
    <meta:generator>OpenOffice/4.1.15$Win32 OpenOffice.org_project/4115m2$Build-9813</meta:generator>
  </office:meta>
</office:document-meta>
</file>